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259" officeooo:paragraph-rsid="0005d259"/>
    </style:style>
    <style:style style:name="P2" style:family="paragraph" style:parent-style-name="Standard" style:list-style-name="L1">
      <style:text-properties officeooo:rsid="0005d259" officeooo:paragraph-rsid="0005d259"/>
    </style:style>
    <style:style style:name="P3" style:family="paragraph" style:parent-style-name="Standard" style:list-style-name="L2">
      <style:text-properties officeooo:rsid="0005d259" officeooo:paragraph-rsid="0005d259"/>
    </style:style>
    <style:style style:name="T1" style:family="text">
      <style:text-properties officeooo:rsid="0006097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Interfaces (Contraseña aula virtual Galadriel)</text:p>
      <text:p text:style-name="P1"/>
      <text:p text:style-name="P1">Como hacer los trabajos</text:p>
      <text:p text:style-name="P1"/>
      <text:p text:style-name="P1">Portada</text:p>
      <text:list xml:id="list3457351018" text:style-name="L1">
        <text:list-item>
          <text:p text:style-name="P2">Nombre</text:p>
        </text:list-item>
        <text:list-item>
          <text:p text:style-name="P2">Título</text:p>
        </text:list-item>
        <text:list-item>
          <text:p text:style-name="P2">Fecha</text:p>
        </text:list-item>
        <text:list-item>
          <text:p text:style-name="P2">Versión</text:p>
        </text:list-item>
        <text:list-item>
          <text:p text:style-name="P2">Afiliación (IES Francisco de Quevedo 2DAM Desarrollo de Interfaces)</text:p>
        </text:list-item>
      </text:list>
      <text:p text:style-name="P1"/>
      <text:p text:style-name="P1">Índice</text:p>
      <text:list xml:id="list204687068" text:style-name="L2">
        <text:list-item>
          <text:p text:style-name="P3">Introducción</text:p>
          <text:list>
            <text:list-item>
              <text:p text:style-name="P3">Objetivos del trabajo, descripción de los capítulos</text:p>
            </text:list-item>
          </text:list>
        </text:list-item>
      </text:list>
      <text:p text:style-name="P1"/>
      <text:list xml:id="list95403200556484" text:continue-numbering="true" text:style-name="L2">
        <text:list-item>
          <text:p text:style-name="P3">Conclusiones (al final): Mini resumen de lo que se ha hecho, valoración (comparativa)</text:p>
        </text:list-item>
        <text:list-item>
          <text:p text:style-name="P3">Referencias: Numeradas e indicadas dentro del texto, <text:span text:style-name="T1">fecha de última consulta</text:span></text:p>
        </text:list-item>
      </text:list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09:41:37.580000000</meta:creation-date>
    <dc:date>2022-09-12T09:54:01.906000000</dc:date>
    <meta:editing-duration>PT12M24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4" meta:word-count="67" meta:character-count="426" meta:non-whitespace-character-count="380"/>
  </office:meta>
</office:document-meta>
</file>